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c0f21" officeooo:paragraph-rsid="001c0f21"/>
    </style:style>
    <style:style style:name="P2" style:family="paragraph" style:parent-style-name="Standard">
      <style:text-properties officeooo:rsid="001e8c08" officeooo:paragraph-rsid="001e8c08"/>
    </style:style>
    <style:style style:name="P3" style:family="paragraph" style:parent-style-name="Standard">
      <style:text-properties officeooo:rsid="001ec673" officeooo:paragraph-rsid="001ec673"/>
    </style:style>
    <style:style style:name="T1" style:family="text">
      <style:text-properties officeooo:rsid="001c927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niamos un disfrute mutuo teniamos una comunion, alguna retroalimentacion como esta la respuesta de los jovenes es importante, saber la condicion del rebaño, nuestro servicio numero uno es pastorear, nuestras reuniones es diferentes, muchas cosas algocomo servidores, de Señor al siguiente, nuestro traja numero es pastoreo personal, y esto no ha cambiado, en su localidad, no pueden contactar jovenes regularmente, el pastoreo debe continuar, esta es la carga de recordar que debemos ser un canal de suministro de los jovenes no depender de las reuniones y de los mensajes cuantos han particupado de jeremias y lamentaciones, sabe que uno de los mensajes fue dedicado al pastorear conforme a Dios, no todos necesitamos pastoreo, todos necesitamos pastoreo mutios para ser los pastores de otros el libro de Jer y Lamentaciones. Jer2:3mi pueblo ha hecho cisternas rotas que no retienen aguas, nosotros no somos la fuentem, sino el Dios triuno, que siempre esta fluyendo, fluyendo, <text:span text:style-name="T1">una fuente que nunca se va a secar, no estamos en la fuente, no culpe a nada ni a nadie, acerca del alfarero, se enfatizo, que somos recipientes, soy un recipiente, soy solo un canal, necesito estar abierto para un suministro, de manera cuando me despierto, estoy vacio, nececsito recibir ,el suministro, a fin de pastorear a otros, necesitamos ser uno con el, y confesamos, no conocemos no sabemos su necesitad, su condicion, he pastoreado mal, he dicho y he ofendido, que he cometido mucho errore, porque no era uno con el Sñor, estaba conforme a lo que yo pensaba y la manera de ser, seamos colegas, necesita tener un tiempo con el Señor, que tanto pueden recibir del Señor, un hermano compartio, ahora, que ustedes compartan despues de la oraciones, de un lado lo anime, ppara que se para, alguna vez ha dado un codo a alguien como miramos y le dicemos le toca a usted, usted estaba disfrutando de manera comprendi, no puedo no yo soy terrrible, cuando su no pasteroe conforme a Dios, sino simplemente a que la atmosfera yo pare de hacer eso, y espontaneamente, el Señor me hablo y la cña cascada, el no rompio, esta es una profecia, de que el Señor era muy sensitivo hacia las personas, como un sorvete, se sopla pero esta quebradas, la quiebras a los santos no puedes tener otro, tu trabtaste a este como una caña cascada, cual era mi problema no era uno con el Señor en ese momento, como nuestra fuente de suministro, debemos recibir, el unguir para concer la situacion de las personas, Jer 17:7-8. Bendito el hombre que confia en Jehová y cuya confianza es Jehová somos bendecidos si confiamos en JAV, el es la fuente de nuestro creer, sera como un arbol que extiende junto las aguas, tenemos este himno, necesitamos ser como un arbol plantado junto a las aguas, extendemos, hechamos raices, esto tenemos un crecimiento que tenemos en vida, el arbbol de la tierra <text:s/>vez y ese crerecimiento debe ser apochado por un crecimiento que nadie ve, eso hara del arbol fuerte, necesitamos extender las raices hacia las corrientes, hacia la fuente que no se seca, para que siempre sea suplido, esta persona cuando venga el calor, no está nasioso durante el año de sequia, esto ha venido a ser una prueba, a todo el mundo, es decir nada en su situacion, va a parar que crezcamos, extendemos raices a otras esferas, al manantial de las aguas vivas, en la vida humna, hay el calor, hay la presión, hay un año de sequia, hasta en el matrimonio, en la familia, hay un año de sequia, hay años de sequia, pero el versiculo continua, no se inquiertara, debemos florecer, está tan verde, todo esta tan seco pero usted esta verde, incluso, llevamos fruto para otros, en una situación de sequia, en tales las iglesias, sean aroles plantdo junto a las aguas, anque la situacion sea desanimante, permanecems dandoles frutos a otros,, Lam.3 sus compaciones son nuesvas cada mañana grande es su fidelidad. Tenemos su benevolencia amorosa sus tiernasn misericordias, llegan a ser nuestr porcion como nuestra esperanza, en medio de las situacion que estamos podamos ser una ffuente positiva a otros, a los jovenes a las familias de los jovenes, podamos tener un sumonistro para los santos, la unica manera es primero s, nuestro reunimos en nuestro stiempos de oracin, olvidarnos de los jovenes y pasar tiempo de oracion, si ustedes estan bien, los jovenes estarn suplidos, animarlos, nosotros los amamos, con iuustedes en este tiempo. </text:span></text:p>
      <text:p text:style-name="P2">Tuvimos mil dispositivos, en la reunion, quizas tuvimos 1500 o 2000 solo el Señor puede hacer esto, aunque el enemigo cause daño, todo lo que puede hacer es liberar el fluir, en esta situación externa, puede que demeore años, estamos aquí en este tiempo, esto es maravilloso, disfrutamos el hablar presente, estaba orando acerca que quisiera el Señor compartir, esta es una situación, el Señor nos ha traido el Señor esta de la unidad del Cuerpo de Cristo, estmoas aprendiendo a cuidar del Señor, en esta nueva situacipnihay arreglos, tenemos que acostumbrarnos, nos fuerza a conocer <text:soft-page-break/>al Señor mas profundamente, esta cita esta conmigo muchos años esta pueda ser un preservar en el Cuerpo de Cristo, que el preserve nuestra medida todos tenemos una medida, no queremos funcionar mas alla ni queremos quedarnos cortos, sino conforme a la medida, es mejor, estamos satisfechos que el Señor no nos ha dichos, si no funcionamos estamos secos, en una mala condicion somos bendecidos al funcionar, Wnee. Cada servidor del recobro del Señor, debe tener un lugar del cual debe estar, una senda y una obra que debe cumplir, un lugar una senda, y una obra que completar, el preparó algo especifico que nadie mas puede hacer, andamos donde debemos andar, completar esto es la mayor gloria para Dios, si interntamos hacer donde no debemos estar, Dios no recibira gloria, y el quiere ser expresado, debemos ser compenetrados debemos ser ajustados y moldeados en esta unica expresion del Cuerpo de Cristo, una nueva etapa en la comunión, con los servidores, desde el 2009 ha havido una comunion en San Roque para preparar, ha hecho algo maravilloso, aquellos, que no han podido ir, disponidos los audios, en Argentina, una vez por semana para escuchar este mensaje, esto es maravilloso, Dios atesora la unidad mas que cualquier otra cosa, de los atributos de Dios, no es espiritualidad, la virtud es mantener la unidad, es el requisito de Dios en nosotros, no hacer grandes cosas, atesorar esta unidad , nuestra funcion, sino fallamos la prueba debemos esperar en el Señor, agradecer ser uno con los hermanos, tener compañeros con los que oramos, siempre hay alguien que necesita ser pastoreado, muchos casos esta funcion esta escondida, pero debemos apresiar esta funcion a los otros mucho suministro, Lee debemos estar enun lugar debemos permanecer, que el Señor avance en otoda sur america, para producir ser los compenentes de su novia.</text:p>
      <text:p text:style-name="P3">Lo que el Señor ha hecho hasta ahora apresiamos este tiempo, comoservidores, su bienestear su relacion <text:s/>con el Señor, afectara su serrvicio, el Señor me enviio a Juan21 a recobrar a Pedro, su celo natural, su habilidad natural, despues de pasar por ese fracaso, el encargo, que si le amaba pastorear a sus corderos y ovejas este es nuestro servicio principal, de manera personal, eso, toma muchas consideraciones como el Señor quiere pastorearr, muchas veces la necesidad es mas grande y considerar delante del Señor, tiempo energia y tambien,que el Señor manifiesta quien esta listo esa ha sido mi experiencia ha estado limitado, ffinalmente, levantarme en mi contacto con el , desesperado delante del Señor, necesito pasar tiempo con e Señor, de guiarnos y mostrarnos, que porcion tal vez algo que disfrutor, noes como una receta sino que cada dia ha sido diferente, una buena experiencia, primero buscar al Señor, para eso, necesito ser avivado, necesito ser uno que bebe no confio en mis años en el conocimiento de la palabra, confio en la fuente, creo que todosa aman a los joivenes, ustedes aman a los jovenes, es una expresion por el Señor,, procuramos avanzar de esta manera, tenemos esta plataforma, que permite hacer citas, en estos dias estamos ocupados que anetes, ya no tenemos tiempoe viajar, del lado de los jovenemos, estan a una llamanda telefonica, por medio de zoom, yo creo, cada joven cada corazon de los jovenes tiene una llave, y cuando el Señor tiene pastorearr nos dela llave para el corazon de estos jovenes , como parasr tiempo con ellos, se que no podemos tener reuniones en ese tiempo, por el distanciamiento, necesitamos contacto con otros, estos dias por la pandemia se nos ha impedido, cierta reaccion en nosotros, ciertas emociones como tristes pero el contacto con otros nos levanta no es algo pequeño Juan 21., me amas,., alimenta a mis corderos, en la nota 4. equivale a fluir de la vida divina para alimentar a otros, debemos ser aquellos que disfrutan de las riquezas de la vida interir, para alimentar a otros, necesitamos disfrutar, alabado sea el Señor, debemos ser los plantado hechasr raices profundas, que sustente nos de la habilidad requiere que los amemos, amor y fe, entonces aquí, deben ser desarrollada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PY"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PY"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22T17:18:27.746405606</meta:creation-date>
    <dc:date>2023-06-22T18:02:40.286966455</dc:date>
    <meta:editing-duration>PT21M11S</meta:editing-duration>
    <meta:editing-cycles>3</meta:editing-cycles>
    <meta:generator>LibreOffice/7.3.7.2$Linux_X86_64 LibreOffice_project/30$Build-2</meta:generator>
    <meta:document-statistic meta:table-count="0" meta:image-count="0" meta:object-count="0" meta:page-count="2" meta:paragraph-count="3" meta:word-count="1527" meta:character-count="9074" meta:non-whitespace-character-count="7547"/>
  </office:meta>
</office:document-meta>
</file>